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67.4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1.06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ff"/>
    </style:style>
    <style:style style:name="gr1" style:family="graphic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2" style:family="graphic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83.62mm" fo:padding-top="1.25mm" fo:padding-bottom="1.25mm" fo:padding-left="2.5mm" fo:padding-right="2.5mm" fo:wrap-option="no-wrap" draw:shadow="hidden" draw:shadow-offset-x="0.3mm" draw:shadow-offset-y="0.3mm" draw:shadow-color="#808080"/>
      <style:paragraph-properties style:writing-mode="lr-tb"/>
    </style:style>
    <style:style style:name="gr3" style:family="graphic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4.56mm" fo:min-width="77.78mm" fo:padding-top="1.25mm" fo:padding-bottom="1.25mm" fo:padding-left="2.5mm" fo:padding-right="2.5mm" fo:wrap-option="no-wrap" draw:shadow="hidden" draw:shadow-offset-x="0.3mm" draw:shadow-offset-y="0.3mm" draw:shadow-color="#808080"/>
      <style:paragraph-properties style:writing-mode="lr-tb"/>
    </style:style>
    <style:style style:name="gr4" style:family="graphic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83.62mm" fo:padding-top="1.25mm" fo:padding-bottom="1.25mm" fo:padding-left="2.5mm" fo:padding-right="2.5mm" fo:wrap-option="no-wrap" draw:shadow="hidden" draw:shadow-offset-x="0.3mm" draw:shadow-offset-y="0.3mm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20pt" style:language-asian="zh" style:country-asian="CN" style:font-style-asian="normal" style:font-weight-asian="normal" style:font-name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style:font-name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24pt" style:language-asian="zh" style:country-asian="CN" style:font-style-asian="normal" style:font-weight-asian="normal" style:font-name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style:font-name="Calibri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379.34mm" svg:y1="207.84mm" svg:x2="423.9mm" svg:y2="137.09mm" draw:start-shape="id1" draw:start-glue-point="7" draw:end-shape="id2" draw:end-glue-point="6" svg:d="M37934 20784h4456v-7075" svg:viewBox="0 0 4457 7076">
            <text:p/>
          </draw:connector>
          <draw:custom-shape draw:z-index="1" draw:name="LOAD_CONSOLES_METADATA" draw:style-name="gr2" draw:text-style-name="P3" xml:id="id1" draw:id="id1" svg:width="88.62mm" svg:height="19.5mm" svg:x="290.72mm" svg:y="198.09mm">
            <text:p text:style-name="P2"><text:span text:style-name="T1">%ROOT%/RomsDB/</text:span></text:p>
            <text:p text:style-name="P2"><text:span text:style-name="T2">Load_XML_All_Consoles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" draw:style-name="gr3" draw:text-style-name="P3" xml:id="id2" draw:id="id2" svg:width="82.78mm" svg:height="27.06mm" svg:x="382.51mm" svg:y="110.03mm">
            <text:p text:style-name="P2"><text:span text:style-name="T1">%ROOT%/RomsDB/DB/</text:span></text:p>
            <text:p text:style-name="P2"><text:span text:style-name="T3">RetroRoms.db</text:span></text:p>
            <text:p text:style-name="P4"><text:span text:style-name="T4">sqlitebrowser /media/pi/ROM_EXTRA/RomsDB/DB/RetroRoms.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3" draw:name="Connector-Standard 1" draw:style-name="gr1" draw:text-style-name="P1" svg:x1="380.98mm" svg:y1="165.83mm" svg:x2="423.9mm" svg:y2="137.09mm" draw:start-shape="id3" draw:start-glue-point="7" draw:end-shape="id2" draw:end-glue-point="6" svg:d="M38098 16583h4292v-2874" svg:viewBox="0 0 4293 2875">
            <text:p/>
          </draw:connector>
          <draw:custom-shape draw:z-index="4" draw:name="LOAD_CONSOLES_METADATA 1" draw:style-name="gr4" draw:text-style-name="P3" xml:id="id3" draw:id="id3" svg:width="88.62mm" svg:height="19.5mm" svg:x="292.36mm" svg:y="156.08mm">
            <text:p text:style-name="P2"><text:span text:style-name="T1">%ROOT%/RomsDB/</text:span><text:span text:style-name="T1"><text:line-break/></text:span><text:span text:style-name="T3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trol draw:z-index="5" draw:name="Control 3" draw:text-style-name="P5" svg:width="33.96mm" svg:height="7.82mm" svg:x="128.23mm" svg:y="2.04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</table:table-row>
        <table:table-row table:style-name="ro2">
          <table:table-cell table:style-name="ce13" table:number-columns-repeated="17"/>
        </table:table-row>
        <table:table-row table:style-name="ro2">
          <table:table-cell table:style-name="ce17" office:value-type="string" calcext:value-type="string">
            <text:p>COMMAND LINES</text:p>
          </table:table-cell>
          <table:table-cell table:style-name="ce13" table:number-columns-repeated="16"/>
        </table:table-row>
        <table:table-row table:style-name="ro2">
          <table:table-cell table:style-name="ce4" office:value-type="string" calcext:value-type="string">
            <text:p>RetroRoms.db</text:p>
          </table:table-cell>
          <table:table-cell table:style-name="ce13" table:number-columns-repeated="3"/>
          <table:table-cell table:style-name="ce13" office:value-type="string" calcext:value-type="string">
            <text:p>/media/pi/ROM_EXTRA/RomsDB/DB/RetroRoms.db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Load_XML_All_Consoles.py</text:p>
          </table:table-cell>
          <table:table-cell table:style-name="ce13" table:number-columns-repeated="3"/>
          <table:table-cell table:style-name="ce13" table:formula="of:=+[.E12]&amp;&quot;/&quot;&amp;[.A5]" office:value-type="string" office:string-value="/media/pi/ROM_EXTRA/Load_XML_All_Consoles.py" calcext:value-type="string">
            <text:p>/media/pi/ROM_EXTRA/Load_XML_All_Consoles.py</text:p>
          </table:table-cell>
          <table:table-cell table:style-name="ce13" table:number-columns-repeated="12"/>
        </table:table-row>
        <table:table-row table:style-name="ro2">
          <table:table-cell table:style-name="ce19" office:value-type="string" calcext:value-type="string">
            <text:p>Load_XML_All_Consoles</text:p>
          </table:table-cell>
          <table:table-cell table:style-name="ce13" table:number-columns-repeated="3"/>
          <table:table-cell table:style-name="ce13" table:formula="of:=+[.E5]&amp;&quot; &quot;&amp;[.E28]&amp;&quot; &quot;&amp;[.E56]" office:value-type="string" office:string-value="/media/pi/ROM_EXTRA/Load_XML_All_Consoles.py 10000001X 111111101111111111111111111X" calcext:value-type="string">
            <text:p>/media/pi/ROM_EXTRA/Load_XML_All_Consoles.py 10000001X 111111101111111111111111111X</text:p>
          </table:table-cell>
          <table:table-cell table:style-name="ce13" table:number-columns-repeated="12"/>
        </table:table-row>
        <table:table-row table:style-name="ro2" table:number-rows-repeated="4">
          <table:table-cell table:style-name="ce17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S</text:p>
          </table:table-cell>
          <table:table-cell table:style-name="ce13" table:number-columns-repeated="16"/>
        </table:table-row>
        <table:table-row-group table:display="false">
          <table:table-row table:style-name="ro2" table:visibility="collapse">
            <table:table-cell table:style-name="ce4" office:value-type="string" calcext:value-type="string">
              <text:p>%ROOT%</text:p>
            </table:table-cell>
            <table:table-cell table:style-name="ce9"/>
            <table:table-cell table:style-name="ce13" table:number-columns-repeated="2"/>
            <table:table-cell table:style-name="ce12" office:value-type="string" calcext:value-type="string">
              <text:p>/media/pi/ROM_EXTRA</text:p>
            </table:table-cell>
            <table:table-cell table:style-name="ce13" table:number-columns-repeated="12"/>
          </table:table-row>
          <table:table-row table:style-name="ro3" table:visibility="collapse" table:number-rows-repeated="6">
            <table:table-cell table:style-name="ce4"/>
            <table:table-cell table:style-name="ce9"/>
            <table:table-cell table:style-name="ce13" table:number-columns-repeated="15"/>
          </table:table-row>
        </table:table-row-group>
        <table:table-row table:style-name="ro3">
          <table:table-cell table:style-name="ce4"/>
          <table:table-cell table:style-name="ce9"/>
          <table:table-cell table:style-name="ce13" table:number-columns-repeated="15"/>
        </table:table-row>
        <table:table-row table:style-name="ro4">
          <table:table-cell table:style-name="ce17" office:value-type="string" calcext:value-type="string">
            <text:p>FUNCTIONS</text:p>
          </table:table-cell>
          <table:table-cell table:style-name="ce9"/>
          <table:table-cell table:style-name="ce13" table:number-columns-repeated="15"/>
        </table:table-row>
        <table:table-row-group table:display="false">
          <table:table-row table:style-name="ro3" table:visibility="collapse">
            <table:table-cell table:style-name="ce4" office:value-type="string" calcext:value-type="string">
              <text:p>PATHS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3" table:visibility="collapse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/>
            <table:table-cell table:style-name="ce13" table:formula="of:=COM.MICROSOFT.CONCAT([.C$16:.C$29])&amp;&quot;X&quot;" office:value-type="string" office:string-value="10000001X" calcext:value-type="string">
              <text:p>10000001X</text:p>
            </table:table-cell>
            <table:table-cell table:style-name="ce13" table:number-columns-repeated="12"/>
          </table:table-row>
        </table:table-row-group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17" office:value-type="string" calcext:value-type="string">
            <text:p>CONSOLES</text:p>
          </table:table-cell>
          <table:table-cell table:style-name="ce9"/>
          <table:table-cell table:style-name="ce13" table:number-columns-repeated="15"/>
        </table:table-row>
        <table:table-row-group table:display="false">
          <table:table-row table:style-name="ro3" table:visibility="collapse">
            <table:table-cell table:style-name="ce4" office:value-type="string" calcext:value-type="string">
              <text:p>arcade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3" table:visibility="collapse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3" table:visibility="collapse">
            <table:table-cell table:style-name="ce4" office:value-type="string" calcext:value-type="string">
              <text:p>TurboGrafX <text:s text:c="3"/>pcengine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/>
            <table:table-cell table:style-name="ce13" table:formula="of:=COM.MICROSOFT.CONCAT([.C$31:.C$57])&amp;&quot;X&quot;" office:value-type="string" office:string-value="111111101111111111111111111X" calcext:value-type="string">
              <text:p>111111101111111111111111111X</text:p>
            </table:table-cell>
            <table:table-cell table:style-name="ce13" table:number-columns-repeated="12"/>
          </table:table-row>
          <table:table-row table:style-name="ro3" table:visibility="collapse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</table:table-row-group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5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6">
          <table:table-cell table:style-name="ce4" table:number-columns-repeated="4"/>
          <table:table-cell table:style-name="ce13" table:number-columns-repeated="13"/>
        </table:table-row>
        <table:table-row table:style-name="ro7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4"/>
          <table:table-cell table:style-name="ce13" table:number-columns-repeated="13"/>
        </table:table-row>
        <table:table-row table:style-name="ro8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9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4"/>
          <table:table-cell table:style-name="ce13" table:number-columns-repeated="13"/>
        </table:table-row>
        <table:table-row table:style-name="ro10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1">
          <table:table-cell table:style-name="ce4" table:number-columns-repeated="4"/>
          <table:table-cell table:style-name="ce13" table:number-columns-repeated="13"/>
        </table:table-row>
        <table:table-row table:style-name="ro3">
          <table:table-cell table:style-name="ce4" table:number-columns-repeated="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488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CMD_01" table:base-cell-address="$'ROMS-Cockpit'.$C$23" table:cell-range-address="$'ROMS-Cockpit'.$D$77:.$E$77"/>
        <table:named-range table:name="COMANDLINE01" table:base-cell-address="$'ROMS-Cockpit'.$C$23" table:cell-range-address="$'ROMS-Cockpit'.$E$28"/>
        <table:named-range table:name="COMANDLINE02" table:base-cell-address="$'ROMS-Cockpit'.$E$59" table:cell-range-address="$'ROMS-Cockpit'.$E$56"/>
        <table:named-range table:name="Python_05" table:base-cell-address="$'ROMS-Cockpit'.$P$52" table:cell-range-address="$'ROMS-Cockpit'.$P$70"/>
        <table:named-range table:name="RNG_ROOT" table:base-cell-address="$'ROMS-Cockpit'.$C$12" table:cell-range-address="$'ROMS-Cockpit'.$E$12"/>
        <table:named-range table:name="RNG_ROOT_VAR" table:base-cell-address="$'ROMS-Cockpit'.$A$2" table:cell-range-address="$'ROMS-Cockpit'.$A$12"/>
        <table:named-range table:name="RNG_TERMINAL" table:base-cell-address="$'ROMS-Cockpit'.$A$1" table:cell-range-address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.00.0000</text:date>, <text:time style:data-style-name="N2" text:time-value="09:58:57.0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09:35:15.056000000</meta:creation-date>
    <meta:generator>LibreOffice/7.2.0.4$Windows_X86_64 LibreOffice_project/9a9c6381e3f7a62afc1329bd359cc48accb6435b</meta:generator>
    <dc:date>2024-03-18T12:01:10.353000000</dc:date>
    <meta:editing-duration>PT21H1M55S</meta:editing-duration>
    <meta:editing-cycles>21</meta:editing-cycles>
    <meta:document-statistic meta:table-count="1" meta:cell-count="122" meta:object-count="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 *****  BASIC  *****
End Sub


'=========================================
' Stats Python program via VBS
'=========================================
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========================================================


Sub Snippet2

  Dim oCurrentSelection As Variant
  Dim oObj1 As Variant
  oCurrentSelection = ThisComponent.getCurrentSelection()
  oObj1 = oCurrentSelection.getByIndex(0)
  MsgBox oObj1.Name
  
  nCount = oCurrentSelection.getCount()
  
End Sub

Sub GET_OS

x= GetGUITyp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